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subtitle">
      <style:graphic-properties draw:stroke="none" draw:fill="none" fo:min-height="12.486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al NLT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howto to use NLTK </text:p>
            <text:p>for practical motiv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eling Analysi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tweet-sentyment.py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tecting the gend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sexmachine.p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tence similar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text-style-name="P2" draw:layer="layout" svg:width="24.4cm" svg:height="12.486cm" svg:x="2.2cm" svg:y="4.914cm">
          <draw:text-box>
            <text:p>$ python3 sentence-similarity.p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Summariz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text-style-name="P2" draw:layer="layout" svg:width="24.4cm" svg:height="12.486cm" svg:x="2.2cm" svg:y="4.914cm">
          <draw:text-box>
            <text:p>$ python3 text-summarize.py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fy Docu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doc-classification-ch06.p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fy Newsgrou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nltk-sklearn.py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onyms and Antony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synonyms-antonym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ulars and Plur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stem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mmas: dictionary ent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wordnet-lemmatizer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Tre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I can build a gramatic or semantic tree from a sentence</text:p>
                <text:p text:style-name="P3">$ python3 semantic-tree.py</text:p>
                <text:p text:style-name="P3">I can generate sentences from a gramatic</text:p>
                <text:p text:style-name="P3">$ python3 howtos/generate.py</text:p>
                <text:p text:style-name="P3">I can visualize a gramatic</text:p>
                <text:p text:style-name="P3">$ python3 parse-tree.py</text:p>
                <text:p text:style-name="P3">I can print a tree from sintactic pairs</text:p>
                <text:p text:style-name="P3">$ python3 code-chinker.py</text:p>
                <text:p text:style-name="P3">I can build sintactic pairs from a sentence and print a tree</text:p>
                <text:p text:style-name="P3">$ python3 tokenizeandtag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Corp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gutenberg.py</text:p>
                <text:p text:style-name="P3">$ python3 corpus-howto-new-corpu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Bag of Wor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bag-of-words.py</text:p>
                <text:p text:style-name="P3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Disambigu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>$ python test_all_words_wsd.py</text:p>
                <text:p text:style-name="P3">$ python test_wsd.py</text:p>
                <text:p text:style-name="P3"/>
                <text:p text:style-name="P3"><text:span text:style-name="T2">Remember synset</text:span></text:p>
                <text:p text:style-name="P3">$ python3 wordnet-example.py</text:p>
                <text:p text:style-name="P3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ring data models: pick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nltk-pickl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perceval with nltk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/>
                <text:p text:style-name="P4"/>
                <text:p text:style-name="P4">$ python3 perceval_git_counter_sexmachine.py</text:p>
                <text:p text:style-name="P4">$ python3 perceval_mbox_sexmachin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9:51:25.863695388</meta:creation-date>
    <dc:date>2018-04-12T17:12:38.058793617</dc:date>
    <meta:editing-duration>PT7H27M26S</meta:editing-duration>
    <meta:editing-cycles>11</meta:editing-cycles>
    <meta:generator>LibreOffice/5.1.2.2$Linux_X86_64 LibreOffice_project/10m0$Build-2</meta:generator>
    <meta:document-statistic meta:object-count="87"/>
  </office:meta>
</office:document-meta>
</file>